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Geneva, Arial, Helvetica, sans-serif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4pt" style:font-name-asian="WenQuanYi Micro Hei" style:font-size-asian="14pt" style:font-size-complex="14pt"/>
    </style:style>
    <style:style style:name="P2" style:family="paragraph" style:parent-style-name="Standard">
      <style:text-properties style:font-name="WenQuanYi Micro Hei" fo:font-size="14pt" officeooo:paragraph-rsid="0042802d" style:font-name-asian="WenQuanYi Micro Hei" style:font-size-asian="14pt" style:font-size-complex="14pt"/>
    </style:style>
    <style:style style:name="P3" style:family="paragraph" style:parent-style-name="Standard">
      <style:text-properties style:font-name="WenQuanYi Micro Hei" fo:font-size="14pt" officeooo:paragraph-rsid="00467119" style:font-name-asian="WenQuanYi Micro Hei" style:font-size-asian="14pt" style:font-size-complex="14pt"/>
    </style:style>
    <style:style style:name="P4" style:family="paragraph" style:parent-style-name="Standard">
      <style:text-properties style:font-name="WenQuanYi Micro Hei" fo:font-size="14pt" officeooo:paragraph-rsid="004828ac" style:font-name-asian="WenQuanYi Micro Hei" style:font-size-asian="14pt" style:font-size-complex="14pt"/>
    </style:style>
    <style:style style:name="P5" style:family="paragraph" style:parent-style-name="Standard">
      <style:text-properties style:font-name="WenQuanYi Micro Hei" fo:font-size="14pt" officeooo:paragraph-rsid="00493cd5" style:font-name-asian="WenQuanYi Micro Hei" style:font-size-asian="14pt" style:font-size-complex="14pt"/>
    </style:style>
    <style:style style:name="P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2012bf" style:font-name-asian="WenQuanYi Micro Hei" style:font-size-asian="14pt" style:font-size-complex="14pt"/>
    </style:style>
    <style:style style:name="P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style:font-size-asian="14pt" style:font-size-complex="14pt"/>
    </style:style>
    <style:style style:name="T1" style:family="text">
      <style:text-properties officeooo:rsid="001eb8b3"/>
    </style:style>
    <style:style style:name="T2" style:family="text">
      <style:text-properties officeooo:rsid="002012bf"/>
    </style:style>
    <style:style style:name="T3" style:family="text">
      <style:text-properties officeooo:rsid="0023abd4"/>
    </style:style>
    <style:style style:name="T4" style:family="text">
      <style:text-properties officeooo:rsid="002e33f9"/>
    </style:style>
    <style:style style:name="T5" style:family="text">
      <style:text-properties officeooo:rsid="003047dc"/>
    </style:style>
    <style:style style:name="T6" style:family="text">
      <style:text-properties officeooo:rsid="00337a15"/>
    </style:style>
    <style:style style:name="T7" style:family="text">
      <style:text-properties officeooo:rsid="0035f69c"/>
    </style:style>
    <style:style style:name="T8" style:family="text">
      <style:text-properties officeooo:rsid="0038f888"/>
    </style:style>
    <style:style style:name="T9" style:family="text">
      <style:text-properties officeooo:rsid="00493c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记录锁<text:span text:style-name="T1">的功能是：当一个进程正在读或修改文件的某个部分时，它可以阻止其它进程修改同一文件区。fcntl函数可以实现这一功能。</text:span></text:p>
      <text:p text:style-name="P6"><text:span text:style-name="T2">#include &lt;fcntl.h&gt;</text:span></text:p>
      <text:p text:style-name="P6"><text:span text:style-name="T2"></text:span></text:p>
      <text:p text:style-name="P6"><text:span text:style-name="T2">int fcntl(int fd, int cmd, ... /* arg */ );</text:span></text:p>
      <text:p text:style-name="P1"><text:span text:style-name="T1">对于记录锁，cmd是</text:span><text:span text:style-name="T3">F_GETLK、F_SETLK或F_SETLKW，第三个参数是一个指向flock结构的指针：</text:span></text:p>
      <text:p text:style-name="P7">struct flock {</text:p>
      <text:p text:style-name="P7"><text:s text:c="15"/>...</text:p>
      <text:p text:style-name="P7"><text:s text:c="15"/>short l_type; <text:s text:c="3"/>/* Type of lock: F_RDLCK,</text:p>
      <text:p text:style-name="P7"><text:s text:c="35"/>F_WRLCK, F_UNLCK */</text:p>
      <text:p text:style-name="P7"><text:s text:c="15"/>short l_whence; <text:s/>/* How to interpret l_start:</text:p>
      <text:p text:style-name="P7"><text:s text:c="35"/>SEEK_SET, SEEK_CUR, SEEK_END */</text:p>
      <text:p text:style-name="P7"><text:s text:c="15"/>off_t l_start; <text:s text:c="2"/>/* Starting offset for lock */</text:p>
      <text:p text:style-name="P7"><text:s text:c="15"/>off_t l_len; <text:s text:c="4"/>/* Number of bytes to lock */</text:p>
      <text:p text:style-name="P7"><text:s text:c="15"/>pid_t l_pid; <text:s text:c="4"/>/* PID of process blocking our lock</text:p>
      <text:p text:style-name="P7"><text:s text:c="35"/>(F_GETLK only) */</text:p>
      <text:p text:style-name="P7"><text:s text:c="15"/>...</text:p>
      <text:p text:style-name="P7"><text:s text:c="11"/>};</text:p>
      <text:p text:style-name="P1">使用记录锁的规则是：多个进程在一个给定的字节上可以有一把共享的读锁，但是在一个给定字节上只能有一个进程独用的一把写锁。如果在一个给定的字节上已经有一把或多把读锁，则不能在该字节上再加写锁；如果在一个字节上已经有一把独占性的写锁，则不能再对它加任何读锁。</text:p>
      <text:p text:style-name="P1">记录锁可以自动继承，也会自动释放，规则如下：</text:p>
      <text:p text:style-name="P1">（<text:span text:style-name="T4">1）当一个进程终止时，它所建立的锁全部释放。</text:span></text:p>
      <text:p text:style-name="P1"><text:span text:style-name="T4">（</text:span><text:span text:style-name="T5">2）任何时候关闭一个描述符时，则该进程通过这个描述符可以引用的文件上的任何一把锁都被释放。</text:span></text:p>
      <text:p text:style-name="P1"><text:span text:style-name="T5">（</text:span><text:span text:style-name="T6">3）由fork产生的子进程不继承父进程所设置的锁。</text:span></text:p>
      <text:p text:style-name="P1"><text:span text:style-name="T6">（</text:span><text:span text:style-name="T7">4）在执行exec后，新程序可以继承原执行程序的锁。但是如果一个文件描述符设置了</text:span><text:span text:style-name="T8">close-on-exec标志，那么当作为exec的一部分关闭该文件描述符时，对相应文件的所有锁都被释放了。</text:span></text:p>
      <text:p text:style-name="P1"><text:span text:style-name="T8">记录锁有建议性锁和强制性锁两种机制，它们并不是真正的锁，而是一种能对记录锁效果产生影响的机制。</text:span></text:p>
      <text:p text:style-name="P2">建议性锁：每个使用文件的进程都要主动检查该文件是否有锁存在，当然都是<text:soft-page-break/>通过具体锁的API，比如fcntl记录锁F_GETTLK来主动检查是否有锁存在。如果有锁存在并被排斥，那么就主动保证不再进行接下来的IO操作。如果每一个进程都主动进行检查，并主动保证，那么就说这些进程都以一致性的方法处理锁。但是，不主动判断这个文件有没有加上记录锁，就直接对这个文件进行IO操作，会怎么样呢？这种有破坏性的IO操作会不会成功呢？如果是在建议性锁的机制下，这种破坏性的IO就会成功。因为锁只是建议性存在的，并不强制执行。</text:p>
      <text:p text:style-name="P3">强制性锁：文件记录锁功能由内核执行。上述提到的破坏性IO操作会被内核禁止。当文件被加锁来进行读写操作时，在锁定该文件的进程释放该锁之前，内核会强制阻止任何对该文件的读或写违规访问，每次读或写访问都得检查锁是否存在。也就是强制性锁机制，让锁变得名副其实，真正达到了锁的效果。</text:p>
      <text:p text:style-name="P4">Linux默认为建议性锁，开启强制性锁时，要对一个特定文件打开其设置组ID位并关闭其组执行位，如下：</text:p>
      <text:p text:style-name="P5"><text:span text:style-name="T9">$chmod g+s &lt;FileName&gt;</text:span></text:p>
      <text:p text:style-name="P5"><text:span text:style-name="T9">$chmod g-x &lt;FileName&gt;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Verdana" svg:font-family="Verdana, Geneva, Arial, Helvetica, sans-serif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7-02T15:30:56</meta:creation-date>
    <meta:generator>LibreOffice/4.0.2.2$Linux_X86_64 LibreOffice_project/400m0$Build-2</meta:generator>
    <dc:date>2015-07-02T16:35:32</dc:date>
    <dc:creator>hanjunjie </dc:creator>
    <meta:editing-duration>PT1H1M31S</meta:editing-duration>
    <meta:editing-cycles>47</meta:editing-cycles>
    <meta:document-statistic meta:table-count="0" meta:image-count="0" meta:object-count="0" meta:page-count="2" meta:paragraph-count="29" meta:word-count="940" meta:character-count="1597" meta:non-whitespace-character-count="1291"/>
  </office:meta>
</office:document-meta>
</file>